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ahoma" svg:font-family="Tahoma" style:font-family-generic="swiss" style:font-pitch="variable" svg:panose-1="2 11 6 4 3 5 4 4 2 4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fo:font-size="14pt" style:font-size-asian="14pt" style:font-size-complex="14pt"/>
    </style:style>
    <style:style style:name="P2" style:parent-style-name="Standard" style:family="paragraph">
      <style:text-properties style:font-name="Arial" fo:font-size="14pt" style:font-size-asian="14pt" style:font-size-complex="14pt"/>
    </style:style>
    <style:style style:name="P3" style:parent-style-name="Standard" style:family="paragraph">
      <style:text-properties style:font-name="Arial" fo:font-size="14pt" style:font-size-asian="14pt" style:font-size-complex="14pt"/>
    </style:style>
    <style:style style:name="P4" style:parent-style-name="Standard" style:family="paragraph">
      <style:text-properties style:font-name="Arial" fo:font-size="14pt" style:font-size-asian="14pt" style:font-size-complex="14pt"/>
    </style:style>
    <style:style style:name="T5" style:parent-style-name="Fonteparág.padrão" style:family="text">
      <style:text-properties style:font-name="Arial" fo:font-weight="bold" style:font-weight-asian="bold" style:font-weight-complex="bold" fo:color="#000000"/>
    </style:style>
    <style:style style:name="T6" style:parent-style-name="Fonteparág.padrão" style:family="text">
      <style:text-properties style:font-name="Arial" fo:color="#000000"/>
    </style:style>
    <style:style style:name="T7" style:parent-style-name="Fonteparág.padrão" style:family="text">
      <style:text-properties style:font-name="Arial" fo:color="#000000"/>
    </style:style>
    <style:style style:name="T8" style:parent-style-name="Fonteparág.padrão" style:family="text">
      <style:text-properties style:font-name="Arial" fo:color="#000000"/>
    </style:style>
    <style:style style:name="T9" style:parent-style-name="Fonteparág.padrão" style:family="text">
      <style:text-properties style:font-name="Arial" fo:color="#000000"/>
    </style:style>
    <style:style style:name="T10" style:parent-style-name="Fonteparág.padrão" style:family="text">
      <style:text-properties style:font-name="Arial" fo:color="#000000"/>
    </style:style>
    <style:style style:name="T11" style:parent-style-name="Fonteparág.padrão" style:family="text">
      <style:text-properties style:font-name="Arial" fo:color="#000000"/>
    </style:style>
    <style:style style:name="P12" style:parent-style-name="Standard" style:family="paragraph">
      <style:text-properties style:font-name="Arial" fo:color="#000000"/>
    </style:style>
    <style:style style:name="T13" style:parent-style-name="Fonteparág.padrão" style:family="text">
      <style:text-properties style:font-name="Arial" fo:font-weight="bold" style:font-weight-asian="bold" style:font-weight-complex="bold" fo:color="#000000"/>
    </style:style>
    <style:style style:name="T14" style:parent-style-name="Fonteparág.padrão" style:family="text">
      <style:text-properties style:font-name="Arial" fo:color="#000000"/>
    </style:style>
    <style:style style:name="T15" style:parent-style-name="Fonteparág.padrão" style:family="text">
      <style:text-properties style:font-name="Arial" fo:color="#000000"/>
    </style:style>
    <style:style style:name="T16" style:parent-style-name="Fonteparág.padrão" style:family="text">
      <style:text-properties style:font-name="Arial" fo:color="#000000"/>
    </style:style>
    <style:style style:name="T17" style:parent-style-name="Fonteparág.padrão" style:family="text">
      <style:text-properties style:font-name="Arial" fo:color="#000000"/>
    </style:style>
    <style:style style:name="T18" style:parent-style-name="Fonteparág.padrão" style:family="text">
      <style:text-properties style:font-name="Arial" fo:color="#000000"/>
    </style:style>
    <style:style style:name="T19" style:parent-style-name="Fonteparág.padrão" style:family="text">
      <style:text-properties style:font-name="Arial" fo:color="#000000"/>
    </style:style>
    <style:style style:name="P20" style:parent-style-name="Standard" style:family="paragraph">
      <style:text-properties style:font-name="Arial" fo:font-weight="bold" style:font-weight-asian="bold" style:font-weight-complex="bold" fo:color="#000000"/>
    </style:style>
    <style:style style:name="T21" style:parent-style-name="Fonteparág.padrão" style:family="text">
      <style:text-properties style:font-name="Arial" fo:font-weight="bold" style:font-weight-asian="bold" style:font-weight-complex="bold" fo:color="#000000"/>
    </style:style>
    <style:style style:name="T22" style:parent-style-name="Fonteparág.padrão" style:family="text">
      <style:text-properties style:font-name="Arial" fo:font-weight="bold" style:font-weight-asian="bold" style:font-weight-complex="bold" fo:color="#000000"/>
    </style:style>
    <style:style style:name="T23" style:parent-style-name="Fonteparág.padrão" style:family="text">
      <style:text-properties style:font-name="Arial" fo:color="#000000"/>
    </style:style>
    <style:style style:name="T24" style:parent-style-name="Fonteparág.padrão" style:family="text">
      <style:text-properties style:font-name="Arial" fo:color="#000000"/>
    </style:style>
    <style:style style:name="T25" style:parent-style-name="Fonteparág.padrão" style:family="text">
      <style:text-properties style:font-name="Arial" fo:color="#000000"/>
    </style:style>
    <style:style style:name="T26" style:parent-style-name="Fonteparág.padrão" style:family="text">
      <style:text-properties style:font-name="Arial" fo:color="#000000"/>
    </style:style>
    <style:style style:name="T27" style:parent-style-name="Fonteparág.padrão" style:family="text">
      <style:text-properties style:font-name="Arial" fo:color="#000000"/>
    </style:style>
    <style:style style:name="T28" style:parent-style-name="Fonteparág.padrão" style:family="text">
      <style:text-properties style:font-name="Arial" fo:color="#000000"/>
    </style:style>
    <style:style style:name="T29" style:parent-style-name="Fonteparág.padrão" style:family="text">
      <style:text-properties style:font-name="Arial" fo:font-weight="bold" style:font-weight-asian="bold" style:font-weight-complex="bold" fo:color="#000000"/>
    </style:style>
    <style:style style:name="T30" style:parent-style-name="Fonteparág.padrão" style:family="text">
      <style:text-properties style:font-name="Arial" fo:color="#000000"/>
    </style:style>
    <style:style style:name="T31" style:parent-style-name="Fonteparág.padrão" style:family="text">
      <style:text-properties style:font-name="Arial" fo:color="#000000"/>
    </style:style>
    <style:style style:name="T32" style:parent-style-name="Fonteparág.padrão" style:family="text">
      <style:text-properties style:font-name="Arial" fo:color="#000000"/>
    </style:style>
    <style:style style:name="T33" style:parent-style-name="Fonteparág.padrão" style:family="text">
      <style:text-properties style:font-name="Arial" fo:font-weight="bold" style:font-weight-asian="bold" style:font-weight-complex="bold" fo:color="#000000"/>
    </style:style>
    <style:style style:name="T34" style:parent-style-name="Fonteparág.padrão" style:family="text">
      <style:text-properties style:font-name="Arial" fo:color="#000000"/>
    </style:style>
    <style:style style:name="P35" style:parent-style-name="Standard" style:family="paragraph">
      <style:text-properties style:font-name="Arial" fo:font-weight="bold" style:font-weight-asian="bold" style:font-weight-complex="bold" fo:color="#000000"/>
    </style:style>
    <style:style style:name="T36" style:parent-style-name="Fonteparág.padrão" style:family="text">
      <style:text-properties style:font-name="Arial" fo:font-weight="bold" style:font-weight-asian="bold" style:font-weight-complex="bold" fo:color="#000000"/>
    </style:style>
    <style:style style:name="T37" style:parent-style-name="Fonteparág.padrão" style:family="text">
      <style:text-properties style:font-name="Arial" fo:color="#000000"/>
    </style:style>
    <style:style style:name="T38" style:parent-style-name="Fonteparág.padrão" style:family="text">
      <style:text-properties style:font-name="Arial" fo:color="#000000"/>
    </style:style>
    <style:style style:name="T39" style:parent-style-name="Fonteparág.padrão" style:family="text">
      <style:text-properties style:font-name="Arial" fo:color="#000000"/>
    </style:style>
    <style:style style:name="T40" style:parent-style-name="Fonteparág.padrão" style:family="text">
      <style:text-properties style:font-name="Arial" fo:font-weight="bold" style:font-weight-asian="bold" style:font-weight-complex="bold" fo:color="#000000"/>
    </style:style>
    <style:style style:name="P41" style:parent-style-name="Standard" style:family="paragraph">
      <style:text-properties style:font-name="Arial" fo:font-weight="bold" style:font-weight-asian="bold" style:font-weight-complex="bold" fo:color="#000000"/>
    </style:style>
    <style:style style:name="T42" style:parent-style-name="Fonteparág.padrão" style:family="text">
      <style:text-properties style:font-name="Arial" fo:font-weight="bold" style:font-weight-asian="bold" style:font-weight-complex="bold" fo:color="#000000"/>
    </style:style>
    <style:style style:name="P43" style:parent-style-name="Standard" style:family="paragraph">
      <style:text-properties style:font-name="Arial" fo:color="#000000"/>
    </style:style>
    <style:style style:name="P44" style:parent-style-name="Standard" style:family="paragraph">
      <style:text-properties style:font-name="Arial" fo:color="#000000"/>
    </style:style>
    <style:style style:name="P45" style:parent-style-name="Standard" style:family="paragraph">
      <style:text-properties style:font-name="Arial" fo:color="#000000"/>
    </style:style>
    <style:style style:name="P46" style:parent-style-name="Standard" style:family="paragraph">
      <style:text-properties style:font-name="Arial" fo:font-weight="bold" style:font-weight-asian="bold" style:font-weight-complex="bold" fo:color="#000000"/>
    </style:style>
    <style:style style:name="T47" style:parent-style-name="Fonteparág.padrão" style:family="text">
      <style:text-properties style:font-name="Arial" fo:font-weight="bold" style:font-weight-asian="bold" style:font-weight-complex="bold" fo:color="#000000"/>
    </style:style>
    <style:style style:name="T48" style:parent-style-name="Fonteparág.padrão" style:family="text">
      <style:text-properties style:font-name="Arial" fo:font-weight="bold" style:font-weight-asian="bold" style:font-weight-complex="bold" fo:color="#000000"/>
    </style:style>
    <style:style style:name="T49" style:parent-style-name="Fonteparág.padrão" style:family="text">
      <style:text-properties style:font-name="Arial" fo:font-weight="bold" style:font-weight-asian="bold" style:font-weight-complex="bold" fo:color="#000000"/>
    </style:style>
    <style:style style:name="P50" style:parent-style-name="Standard" style:family="paragraph">
      <style:text-properties style:font-name="Arial" fo:color="#000000"/>
    </style:style>
    <style:style style:name="P51" style:parent-style-name="Standard" style:family="paragraph">
      <style:text-properties style:font-name="Arial" fo:color="#000000"/>
    </style:style>
    <style:style style:name="P52" style:parent-style-name="Standard" style:family="paragraph">
      <style:text-properties style:font-name="Arial" fo:color="#000000"/>
    </style:style>
    <style:style style:name="P53" style:parent-style-name="Standard" style:family="paragraph">
      <style:text-properties style:font-name="Arial" fo:color="#000000"/>
    </style:style>
    <style:style style:name="P54" style:parent-style-name="Standard" style:family="paragraph">
      <style:text-properties style:font-name="Arial" fo:color="#000000"/>
    </style:style>
    <style:style style:name="P55" style:parent-style-name="Standard" style:family="paragraph">
      <style:text-properties style:font-name="Arial" fo:color="#000000"/>
    </style:style>
    <style:style style:name="P56" style:parent-style-name="Standard" style:family="paragraph">
      <style:text-properties style:font-name="Arial" fo:color="#000000"/>
    </style:style>
  </office:automatic-styles>
  <office:body>
    <office:text text:use-soft-page-breaks="true">
      <text:p text:style-name="P1">Universidade do Oeste de Santa Catarina – Unoesc</text:p>
      <text:p text:style-name="P2">Pós Graduação em Desenvolvimento Web, Cloud e Dispositivos Móveis</text:p>
      <text:p text:style-name="P3">Disciplina de Frameworks de Desenvolvimento Java</text:p>
      <text:p text:style-name="P4">Acadêmico: Rodrigo<text:s/>Angelo Valentini</text:p>
      <text:p text:style-name="Standard"/>
      <text:p text:style-name="Standard"><text:a xlink:href="http://www.tutorialspoint.com/jsf/jsf_inputtext_tag.htm" office:target-frame-name="_top" xlink:show="replace"><text:span text:style-name="T5">h:inputText</text:span></text:a></text:p>
      <text:p text:style-name="Standard"><text:span text:style-name="T6">Essa tag é responsável por gerar um HTML input do tipo “text” que tem como objetivo receber a entrada de algum dado.</text:span></text:p>
      <text:p text:style-name="Standard"><text:span text:style-name="T7">A propriedade “id” atribui um identi</text:span><text:span text:style-name="T8">ficador único ao componente.</text:span></text:p>
      <text:p text:style-name="Standard"><text:span text:style-name="T9">A propriedade “value” define o valor que o componente possui.</text:span></text:p>
      <text:p text:style-name="Standard"><text:span text:style-name="T10">A propriedade “required” define o valor do componente pode ser nulo ou não.</text:span></text:p>
      <text:p text:style-name="Standard"><text:span text:style-name="T11">A propriedade “disabled” desbilita a edição do componente.</text:span></text:p>
      <text:p text:style-name="P12"/>
      <text:p text:style-name="Standard"><text:a xlink:href="http://www.tutorialspoint.com/jsf/jsf_inputtextarea_tag.htm" office:target-frame-name="_top" xlink:show="replace"><text:span text:style-name="T13">h:inputTextarea</text:span></text:a></text:p>
      <text:p text:style-name="Standard"><text:span text:style-name="T14">Essa tag é responsável por gerar um elemento HTML do tipo “textarea”, que tem como objetivo a entrada de algum texto.</text:span></text:p>
      <text:p text:style-name="Standard"><text:span text:style-name="T15">A propriedade “id” atribui um identificador único ao componente.</text:span></text:p>
      <text:p text:style-name="Standard"><text:span text:style-name="T16">A proprie</text:span><text:span text:style-name="T17">dade “value” define o valor que o componente possui.</text:span></text:p>
      <text:p text:style-name="Standard"><text:span text:style-name="T18">A propriedade “col” define a largura do componente.</text:span></text:p>
      <text:p text:style-name="Standard"><text:span text:style-name="T19">A propriedade “row” define o numero de linhas no componente.</text:span></text:p>
      <text:p text:style-name="P20"/>
      <text:p text:style-name="Standard"><text:a xlink:href="http://www.tutorialspoint.com/jsf/jsf_selectmanycheckbox_tag.htm" office:target-frame-name="_top" xlink:show="replace"><text:span text:style-name="T21">h:selec</text:span><text:span text:style-name="T22">tManyCheckbox</text:span></text:a></text:p>
      <text:p text:style-name="Standard"><text:span text:style-name="T23">Essa tag é responsável por gerar um elemento HTML do t</text:span><text:span text:style-name="T24">ipo</text:span><text:span text:style-name="T25"><text:s/>“checkbox” formatando-o com as tags “table” e “label”. Tem como objetivo permitir ao usuário selecionar vários<text:s/></text:span><text:span text:style-name="T26">item</text:span><text:span text:style-name="T27"><text:s/>em uma lista de opções.</text:span></text:p>
      <text:p text:style-name="Standard"><text:span text:style-name="T28">Para esta tag é necessário o elemento<text:s/></text:span><text:span text:style-name="T29">f:selectItem</text:span><text:span text:style-name="T30">, onde cada um<text:s/></text:span><text:span text:style-name="T31">corresponde</text:span><text:span text:style-name="T32"><text:s/>a uma opção do elemento pai. O <text:s/></text:span><text:span text:style-name="T33">f:selectItem<text:s/></text:span><text:span text:style-name="T34">possui as propriedades “itemValue”, valor do item, e a propriedade “itemLabel”, texto do item.</text:span></text:p>
      <text:p text:style-name="P35"/>
      <text:p text:style-name="Standard"><text:a xlink:href="http://www.tutorialspoint.com/jsf/jsf_selectoneradio_tag.htm" office:target-frame-name="_top" xlink:show="replace"><text:span text:style-name="T36">h:selectOneRadio</text:span></text:a></text:p>
      <text:p text:style-name="Standard"><text:span text:style-name="T37">Essa tag é responsável por gerar um elemento HTML do type “radio” formatando-o com as tags “table” e “label”. Tem como objetivo permitir ao usuário selecionar um ú</text:span><text:span text:style-name="T38">nico item em uma lista de opções. Para esta tag também é necessário o<text:s/></text:span><text:span text:style-name="T39">elemento f</text:span><text:span text:style-name="T40">:selectItem.</text:span></text:p>
      <text:p text:style-name="P41"/>
      <text:p text:style-name="Standard"><text:a xlink:href="http://www.tutorialspoint.com/jsf/jsf_outputtext_tag.htm" office:target-frame-name="_top" xlink:show="replace"><text:span text:style-name="T42">h:outputText</text:span></text:a></text:p>
      <text:p text:style-name="P43"><text:bookmark-start text:name="__DdeLink__6_416953343"/>Ess<text:bookmark-end text:name="__DdeLink__6_416953343"/>a tag renderiza um simples texto HTML.</text:p>
      <text:p text:style-name="P44">A propriedade “id” atribui um identificador único ao componente.</text:p>
      <text:p text:style-name="P45">A propriedade “value” serve para atribuir o texto que será exibido.</text:p>
      <text:p text:style-name="P46"/>
      <text:p text:style-name="Standard"><text:a xlink:href="http://www.tutorialspoint.com/jsf/jsf_link_tag.htm" office:target-frame-name="_top" xlink:show="replace"><text:span text:style-name="T47">h:</text:span></text:a><text:a xlink:href="http://www.tutorialspoint.com/jsf/jsf_link_tag.htm" office:target-frame-name="_top" xlink:show="replace"><text:span text:style-name="T48">l</text:span></text:a><text:a xlink:href="http://www.tutorialspoint.com/jsf/jsf_link_tag.htm" office:target-frame-name="_top" xlink:show="replace"><text:span text:style-name="T49">ink</text:span></text:a></text:p>
      <text:p text:style-name="P50">Essa tag é responsável por gerar um elemento HTML do tipo “anchor”, ou seja, um link. Tem como objetivo criar um link de acesso a outras páginas.</text:p>
      <text:p text:style-name="P51">A propriedade “id” atribui um identificador único ao<text:s/>componente.</text:p>
      <text:p text:style-name="P52">A propriedade “target” define onde o documento abrirá.</text:p>
      <text:p text:style-name="P53">A propriedade “value” define a página que o link abrirá.</text:p>
      <text:p text:style-name="P54">A propriedade “outcome” gera o link para a URL através das regras de navegação do JSF.</text:p>
      <text:p text:style-name="P55"/>
      <text:p text:style-name="P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ahoma" svg:font-family="Tahoma" style:font-family-generic="swiss" style:font-pitch="variable" svg:panose-1="2 11 6 4 3 5 4 4 2 4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Tahoma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Rodrigo Angelo</meta:initial-creator>
    <dc:creator>Rodrigo Angelo</dc:creator>
    <meta:creation-date>2016-06-26T19:15:00Z</meta:creation-date>
    <dc:date>2016-06-27T00:39:00Z</dc:date>
    <meta:print-date>2016-06-27T00:38:00Z</meta:print-date>
    <meta:template xlink:href="Normal" xlink:type="simple"/>
    <meta:editing-cycles>10</meta:editing-cycles>
    <meta:editing-duration>PT1560S</meta:editing-duration>
    <meta:document-statistic meta:page-count="1" meta:paragraph-count="5" meta:word-count="449" meta:character-count="2870" meta:row-count="20" meta:non-whitespace-character-count="2426"/>
  </office:meta>
</office:document-meta>
</file>